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90ac" officeooo:paragraph-rsid="000990ac"/>
    </style:style>
    <style:style style:name="P2" style:family="paragraph" style:parent-style-name="Standard">
      <style:paragraph-properties fo:text-align="start" style:justify-single-word="false"/>
      <style:text-properties officeooo:rsid="000990ac" officeooo:paragraph-rsid="000990ac"/>
    </style:style>
    <style:style style:name="P3" style:family="paragraph" style:parent-style-name="Standard">
      <style:paragraph-properties fo:text-align="start" style:justify-single-word="false"/>
      <style:text-properties officeooo:rsid="0009e79e" officeooo:paragraph-rsid="0009e79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990ac" officeooo:paragraph-rsid="000990ac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990ac" officeooo:paragraph-rsid="000990ac"/>
    </style:style>
    <style:style style:name="P6" style:family="paragraph" style:parent-style-name="Standard">
      <style:paragraph-properties fo:text-align="center" style:justify-single-word="false"/>
      <style:text-properties officeooo:rsid="000990ac" officeooo:paragraph-rsid="000990ac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9e79e" officeooo:paragraph-rsid="0009e79e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09e79e" officeooo:paragraph-rsid="0009e79e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0f99c7" officeooo:paragraph-rsid="000f99c7"/>
    </style:style>
    <style:style style:name="P10" style:family="paragraph" style:parent-style-name="Standard">
      <style:paragraph-properties fo:text-align="center" style:justify-single-word="false"/>
      <style:text-properties officeooo:rsid="000ffe3e" officeooo:paragraph-rsid="000ffe3e"/>
    </style:style>
    <style:style style:name="T1" style:family="text">
      <style:text-properties officeooo:rsid="000ddc03"/>
    </style:style>
    <style:style style:name="T2" style:family="text">
      <style:text-properties officeooo:rsid="000e0584"/>
    </style:style>
    <style:style style:name="T3" style:family="text">
      <style:text-properties officeooo:rsid="000f99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den Awakening</text:p>
      <text:p text:style-name="P10">Game Concept Document</text:p>
      <text:p text:style-name="P2"/>
      <text:p text:style-name="P2">A 2D adventure where an average person finds the path to enlightenment about what life is really is and how we should live it. <text:s/>Battling monsters and people who wish to keep humanity from reaching enlightenment so they may profit off of our confusion. <text:s/>The path is found by exploring and scavenging real ancient locations for clues left behind by the last generation to reach enlightenment. </text:p>
      <text:p text:style-name="P2"/>
      <text:p text:style-name="P2">Features</text:p>
      <text:p text:style-name="P2"/>
      <text:list xml:id="list7749280690749946703" text:style-name="L1">
        <text:list-item>
          <text:p text:style-name="P4">2D tile graphics</text:p>
        </text:list-item>
        <text:list-item>
          <text:p text:style-name="P4">Fighting multiple monsters</text:p>
        </text:list-item>
        <text:list-item>
          <text:p text:style-name="P4">Sword fighting</text:p>
        </text:list-item>
        <text:list-item>
          <text:p text:style-name="P4">Bow and Arrow fighting</text:p>
        </text:list-item>
        <text:list-item>
          <text:p text:style-name="P4">Puzzle solving and exploration of real ancient locations. <text:s/>Both outside and dungeons.</text:p>
        </text:list-item>
        <text:list-item>
          <text:p text:style-name="P4">A feeling that the player has figured out what these locations were built for.</text:p>
        </text:list-item>
        <text:list-item>
          <text:p text:style-name="P4">A story that leads a player into the realization that people can be societies own worst enemy.</text:p>
        </text:list-item>
      </text:list>
      <text:p text:style-name="P2"/>
      <text:p text:style-name="P2">Overview</text:p>
      <text:p text:style-name="P2"/>
      <text:p text:style-name="P2">This game will run on any platform supported by SFML2, including Windows, Linux, Mac. <text:s/>It is not resource intensive. <text:s/>In fact most systems should be able to run many copies of this game and not break a sweat. <text:s/>This game is not for sale. <text:s/>It will be used as a learning tool and a complete project that can be put on a resume.</text:p>
      <text:p text:style-name="P2"/>
      <text:list xml:id="list6174764503410924316" text:style-name="L2">
        <text:list-item>
          <text:p text:style-name="P5">Player motivation. <text:s/>From the start the player will be motivated to play because of a connection to the lost nature of the main character. <text:s/>Someone who doesn't really understand why he is here and why there is so much bullshit in the world. <text:s/>What's real and what isn't? <text:s/>What matters and what doesn't? <text:s/>The story will drive people's interest, and the game play should provide the entertainment.</text:p>
        </text:list-item>
        <text:list-item>
          <text:p text:style-name="P5">Genre. <text:s/>Action Adventure, with puzzle solving.</text:p>
        </text:list-item>
        <text:list-item>
          <text:p text:style-name="P5">License, SFML2 is open source, as well as tinyxml2. <text:s/>Tile<text:span text:style-name="T2">d</text:span>, the 2D map editor will be used, free as well.</text:p>
        </text:list-item>
        <text:list-item>
          <text:p text:style-name="P5">Target customer. <text:s/>The game is free, but if it catches popularity, it will be cause of the story and the lessons the player gets from his travels. <text:s/>These will be like a philosophy of life.</text:p>
        </text:list-item>
        <text:list-item>
          <text:p text:style-name="P5">Competition. Lots of competition in this market. <text:s/>Since 2D games haven't been cutting age for decades, and there are lots of tools to aid in the process. <text:s/>This game development isn't motivated by money. <text:s/>It's the desire to make a great game and share some life long lessons, hard learned from the lives of the developers, and gained from the modern day prophets.</text:p>
        </text:list-item>
        <text:list-item>
          <text:p text:style-name="P5">Unique Selling Points. <text:s/>The story will be unique. <text:s/>There will be many tie ins to modern day stories.</text:p>
        </text:list-item>
        <text:list-item>
          <text:p text:style-name="P7">Target Hardware. <text:s/>Anything sfml2 can run on.</text:p>
        </text:list-item>
        <text:list-item>
          <text:p text:style-name="P7">Design Goals. <text:s/>The game play will be sword and shield with also a bow and arrow. <text:s/>The player will fight through the entire game with these but can upgrade to better levels of that equipment. So he will spend most of his time melee with sword. <text:s/>The rest will be story events and solving puzzles. <text:s/>There will be text events and some limited audio events as well. <text:s/>The whole point of the game is to tell a story and share some philosophical wisdom about life.</text:p>
        </text:list-item>
      </text:list>
      <text:p text:style-name="P3"><text:soft-page-break/></text:p>
      <text:p text:style-name="P3">Characters</text:p>
      <text:list xml:id="list6177577307782075694" text:style-name="L3">
        <text:list-item>
          <text:p text:style-name="P8">Joah <text:span text:style-name="T1">Spark: <text:s/></text:span>The main character. <text:s/>An average guy personality with some <text:span text:style-name="T3">Indian</text:span> heritage. <text:s/>He is 18. <text:s/>His village is at the edge of a <text:span text:style-name="T3">forest.</text:span> <text:s/>He goes to school several miles away in the suburbs of a large urban school. <text:s/>His dad a full <text:span text:style-name="T3">Indian</text:span> while he loves his heritage, doesn't really care any more about the <text:span text:style-name="T3">Indian</text:span> culture. <text:s/>The village he lives in is part of an <text:span text:style-name="T3">Indian</text:span> reservation. <text:s/>He is old enough to move out, but has no where to go and no idea what to do with himself if he did leave.</text:p>
        </text:list-item>
        <text:list-item>
          <text:p text:style-name="P9">Lenny Spark: <text:s/>The Joah's father. <text:s/>A dead beat working a dead end job and cashes in on government benefits. <text:s/>He doesn't listen to Joah or care much for the old Indian culture. </text:p>
        </text:list-item>
      </text:list>
      <text:p text:style-name="P3"/>
      <text:p text:style-name="P3"/>
      <text:p text:style-name="P3">Further Details</text:p>
      <text:p text:style-name="P3"/>
      <text:p text:style-name="P3">There maybe some room for improvement on the weapons side. <text:s/>But I'm really thinking the game play of zelda with a modern day story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0:43:48.724523600</meta:creation-date>
    <dc:date>2013-11-22T15:04:44.113679309</dc:date>
    <meta:editing-duration>PT14H41M37S</meta:editing-duration>
    <meta:editing-cycles>7</meta:editing-cycles>
    <meta:generator>LibreOffice/4.1.3.2$Linux_X86_64 LibreOffice_project/410$Build-2</meta:generator>
    <meta:document-statistic meta:table-count="0" meta:image-count="0" meta:object-count="0" meta:page-count="2" meta:paragraph-count="26" meta:word-count="663" meta:character-count="3634" meta:non-whitespace-character-count="2973"/>
  </office:meta>
</office:document-meta>
</file>